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2" fo:font-size="16pt" fo:font-weight="bold" officeooo:rsid="000b96a6" officeooo:paragraph-rsid="001d2b3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2" officeooo:rsid="000b96a6" officeooo:paragraph-rsid="008f40c9"/>
    </style:style>
    <style:style style:name="P3" style:family="paragraph" style:parent-style-name="Standard">
      <style:text-properties style:font-name="Arial2" officeooo:rsid="004eca8b" officeooo:paragraph-rsid="004eca8b"/>
    </style:style>
    <style:style style:name="P4" style:family="paragraph" style:parent-style-name="Standard">
      <style:text-properties style:font-name="Arial2" officeooo:rsid="002477a3" officeooo:paragraph-rsid="00495e17"/>
    </style:style>
    <style:style style:name="P5" style:family="paragraph" style:parent-style-name="Standard">
      <style:text-properties style:font-name="Arial2" officeooo:rsid="0026d257" officeooo:paragraph-rsid="0052f95e"/>
    </style:style>
    <style:style style:name="P6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/>
      <style:text-properties style:font-name="Arial2" officeooo:rsid="004166b0" officeooo:paragraph-rsid="004daaee"/>
    </style:style>
    <style:style style:name="P7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/>
      <style:text-properties style:font-name="Arial2" officeooo:rsid="00294159" officeooo:paragraph-rsid="0052f95e"/>
    </style:style>
    <style:style style:name="P8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/>
      <style:text-properties style:font-name="Arial2" officeooo:rsid="0033f905" officeooo:paragraph-rsid="0033f905"/>
    </style:style>
    <style:style style:name="P9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/>
      <style:text-properties style:font-name="Arial2" fo:font-size="11pt" officeooo:paragraph-rsid="0084b333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/>
      <style:text-properties style:font-name="Arial2" fo:font-size="11pt" officeooo:rsid="002e87d5" officeooo:paragraph-rsid="0084b333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/>
      <style:text-properties style:font-name="Arial2" officeooo:rsid="0031fa25" officeooo:paragraph-rsid="0058da67" fo:background-color="transparent"/>
    </style:style>
    <style:style style:name="P12" style:family="paragraph" style:parent-style-name="Standard" style:master-page-name="">
      <loext:graphic-properties draw:fill="none"/>
      <style:paragraph-properties fo:margin-left="0.4366in" fo:margin-right="0in" fo:text-align="justify" style:justify-single-word="false" fo:text-indent="0in" style:auto-text-indent="false" style:page-number="auto" fo:background-color="transparent"/>
      <style:text-properties style:font-name="Arial2" fo:font-size="11pt" officeooo:rsid="0043c069" officeooo:paragraph-rsid="0052f95e" style:font-size-asian="11pt" style:font-size-complex="11pt"/>
    </style:style>
    <style:style style:name="P13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font-name="Arial2" officeooo:rsid="00336789" officeooo:paragraph-rsid="00336789"/>
    </style:style>
    <style:style style:name="P14" style:family="paragraph" style:parent-style-name="Standard" style:master-page-name="">
      <loext:graphic-properties draw:fill="none"/>
      <style:paragraph-properties fo:margin-left="0.4366in" fo:margin-right="0in" fo:text-align="justify" style:justify-single-word="false" fo:text-indent="0in" style:auto-text-indent="false" style:page-number="auto" fo:background-color="transparent"/>
      <style:text-properties style:font-name="Arial2" officeooo:rsid="0033f905" officeooo:paragraph-rsid="0033f905"/>
    </style:style>
    <style:style style:name="P15" style:family="paragraph" style:parent-style-name="Standard" style:master-page-name="">
      <loext:graphic-properties draw:fill="none"/>
      <style:paragraph-properties fo:margin-left="0.4366in" fo:margin-right="0in" fo:text-align="justify" style:justify-single-word="false" fo:text-indent="0in" style:auto-text-indent="false" style:page-number="auto" fo:background-color="transparent"/>
      <style:text-properties style:font-name="Arial2" officeooo:rsid="0033f905" officeooo:paragraph-rsid="0038568f"/>
    </style:style>
    <style:style style:name="P16" style:family="paragraph" style:parent-style-name="Standard" style:master-page-name="">
      <loext:graphic-properties draw:fill="none"/>
      <style:paragraph-properties fo:margin-left="0.4366in" fo:margin-right="0in" fo:text-align="justify" style:justify-single-word="false" fo:text-indent="0in" style:auto-text-indent="false" style:page-number="auto" fo:background-color="transparent"/>
      <style:text-properties style:font-name="Arial2" officeooo:rsid="0033f905" officeooo:paragraph-rsid="003b57f9"/>
    </style:style>
    <style:style style:name="P17" style:family="paragraph" style:parent-style-name="Standard" style:master-page-name="">
      <loext:graphic-properties draw:fill="none"/>
      <style:paragraph-properties fo:margin-left="0.4366in" fo:margin-right="0in" fo:text-align="justify" style:justify-single-word="false" fo:text-indent="0in" style:auto-text-indent="false" style:page-number="auto" fo:background-color="transparent"/>
      <style:text-properties style:font-name="Arial2" officeooo:rsid="0038568f" officeooo:paragraph-rsid="0038568f"/>
    </style:style>
    <style:style style:name="P18" style:family="paragraph" style:parent-style-name="Standard">
      <loext:graphic-properties draw:fill="none"/>
      <style:paragraph-properties fo:margin-left="0.4366in" fo:margin-right="0in" fo:text-align="justify" style:justify-single-word="false" fo:text-indent="0in" style:auto-text-indent="false" fo:background-color="transparent" fo:keep-with-next="always"/>
      <style:text-properties style:font-name="Arial2" officeooo:rsid="0031fa25" officeooo:paragraph-rsid="0058da67"/>
    </style:style>
    <style:style style:name="P19" style:family="paragraph" style:parent-style-name="Standard">
      <style:paragraph-properties fo:margin-left="0.3543in" fo:margin-right="0in" fo:text-indent="0in" style:auto-text-indent="false"/>
      <style:text-properties style:font-name="Arial2" officeooo:rsid="000b96a6" officeooo:paragraph-rsid="0011a72e"/>
    </style:style>
    <style:style style:name="P20" style:family="paragraph" style:parent-style-name="Standard">
      <style:paragraph-properties fo:margin-left="0.3543in" fo:margin-right="0in" fo:text-indent="0in" style:auto-text-indent="false"/>
      <style:text-properties style:font-name="Arial2" officeooo:rsid="000b96a6" officeooo:paragraph-rsid="008f40c9"/>
    </style:style>
    <style:style style:name="P21" style:family="paragraph" style:parent-style-name="Standard">
      <loext:graphic-properties draw:fill="none"/>
      <style:paragraph-properties fo:margin-left="0.3543in" fo:margin-right="0in" fo:text-align="justify" style:justify-single-word="false" fo:text-indent="0in" style:auto-text-indent="false" fo:background-color="transparent"/>
      <style:text-properties style:font-name="Arial2" officeooo:rsid="00191e64" officeooo:paragraph-rsid="0052f95e"/>
    </style:style>
    <style:style style:name="P22" style:family="paragraph" style:parent-style-name="Standard">
      <loext:graphic-properties draw:fill="solid" draw:fill-color="#e6e6e6" draw:opacity="100%"/>
      <style:paragraph-properties fo:margin-left="0.3543in" fo:margin-right="0in" fo:text-indent="0in" style:auto-text-indent="false" fo:background-color="#e6e6e6"/>
      <style:text-properties style:font-name="Arial2" officeooo:rsid="002257c2" officeooo:paragraph-rsid="002257c2"/>
    </style:style>
    <style:style style:name="P23" style:family="paragraph" style:parent-style-name="Standard">
      <loext:graphic-properties draw:fill="solid" draw:fill-color="#e6e6e6" draw:opacity="100%"/>
      <style:paragraph-properties fo:margin-left="0.3543in" fo:margin-right="0in" fo:text-indent="0in" style:auto-text-indent="false" fo:background-color="#e6e6e6"/>
      <style:text-properties style:font-name="Arial2" officeooo:rsid="002257c2" officeooo:paragraph-rsid="00228300"/>
    </style:style>
    <style:style style:name="P24" style:family="paragraph" style:parent-style-name="Standard">
      <style:paragraph-properties fo:margin-left="0.3543in" fo:margin-right="0in" fo:text-indent="0in" style:auto-text-indent="false"/>
      <style:text-properties style:font-name="Arial2" officeooo:rsid="00228300" officeooo:paragraph-rsid="00228300"/>
    </style:style>
    <style:style style:name="P25" style:family="paragraph" style:parent-style-name="Standard">
      <loext:graphic-properties draw:fill="solid" draw:fill-color="#e6e6e6" draw:opacity="100%"/>
      <style:paragraph-properties fo:margin-left="0.3543in" fo:margin-right="0in" fo:text-indent="0in" style:auto-text-indent="false" fo:background-color="#e6e6e6"/>
      <style:text-properties style:font-name="Arial2" officeooo:rsid="00228300" officeooo:paragraph-rsid="00228300"/>
    </style:style>
    <style:style style:name="P26" style:family="paragraph" style:parent-style-name="Standard" style:master-page-name="">
      <style:paragraph-properties fo:margin-left="0.3543in" fo:margin-right="0in" fo:text-indent="0in" style:auto-text-indent="false" style:page-number="auto"/>
      <style:text-properties style:font-name="Arial2" officeooo:rsid="0021ddd4" officeooo:paragraph-rsid="0021ddd4"/>
    </style:style>
    <style:style style:name="P27" style:family="paragraph" style:parent-style-name="Standard" style:master-page-name="">
      <style:paragraph-properties fo:margin-left="0.3543in" fo:margin-right="0in" fo:text-indent="0in" style:auto-text-indent="false" style:page-number="auto"/>
      <style:text-properties style:font-name="Arial2" officeooo:rsid="0021ddd4" officeooo:paragraph-rsid="00228300"/>
    </style:style>
    <style:style style:name="P28" style:family="paragraph" style:parent-style-name="Standard" style:master-page-name="">
      <style:paragraph-properties fo:margin-left="0.3543in" fo:margin-right="0in" fo:text-indent="0in" style:auto-text-indent="false" style:page-number="auto"/>
      <style:text-properties style:font-name="Arial2" officeooo:rsid="00228300" officeooo:paragraph-rsid="00228300"/>
    </style:style>
    <style:style style:name="P29" style:family="paragraph" style:parent-style-name="Standard">
      <style:paragraph-properties fo:margin-left="0.4335in" fo:margin-right="0in" fo:text-align="center" style:justify-single-word="false" fo:text-indent="-0.0783in" style:auto-text-indent="false"/>
      <style:text-properties style:font-name="Arial2" fo:font-size="16pt" fo:font-weight="bold" officeooo:rsid="000b96a6" officeooo:paragraph-rsid="0021a3d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.2756in" fo:margin-right="0in" fo:text-align="justify" style:justify-single-word="false" fo:text-indent="0in" style:auto-text-indent="false">
        <style:tab-stops>
          <style:tab-stop style:position="0.1898in"/>
        </style:tab-stops>
      </style:paragraph-properties>
      <style:text-properties style:font-name="Arial2" officeooo:rsid="001e75b7" officeooo:paragraph-rsid="001ff438"/>
    </style:style>
    <style:style style:name="P31" style:family="paragraph" style:parent-style-name="Standard">
      <style:paragraph-properties fo:margin-left="0.2756in" fo:margin-right="0in" fo:text-align="justify" style:justify-single-word="false" fo:text-indent="0in" style:auto-text-indent="false"/>
      <style:text-properties style:font-name="Arial2" officeooo:rsid="001ef41c" officeooo:paragraph-rsid="001ef41c"/>
    </style:style>
    <style:style style:name="P32" style:family="paragraph" style:parent-style-name="Standard">
      <loext:graphic-properties draw:fill="none"/>
      <style:paragraph-properties fo:margin-left="0.8118in" fo:margin-right="0in" fo:text-align="justify" style:justify-single-word="false" fo:text-indent="0in" style:auto-text-indent="false" fo:background-color="transparent"/>
      <style:text-properties style:font-name="Arial2" officeooo:rsid="003badca" officeooo:paragraph-rsid="003c96da"/>
    </style:style>
    <style:style style:name="P33" style:family="paragraph" style:parent-style-name="Standard" style:master-page-name="">
      <style:paragraph-properties fo:margin-left="0.2362in" fo:margin-right="0in" fo:text-indent="0in" style:auto-text-indent="false" style:page-number="auto"/>
      <style:text-properties style:font-name="Arial2" officeooo:rsid="0021ddd4" officeooo:paragraph-rsid="0021ddd4"/>
    </style:style>
    <style:style style:name="P34" style:family="paragraph" style:parent-style-name="Standard" style:master-page-name="">
      <style:paragraph-properties fo:margin-left="0.2362in" fo:margin-right="0in" fo:text-indent="0in" style:auto-text-indent="false" style:page-number="auto"/>
      <style:text-properties style:font-name="Arial2" officeooo:rsid="0021ddd4" officeooo:paragraph-rsid="00228300"/>
    </style:style>
    <style:style style:name="P35" style:family="paragraph" style:parent-style-name="Standard">
      <style:paragraph-properties fo:margin-left="0.2362in" fo:margin-right="0in" fo:text-indent="0in" style:auto-text-indent="false"/>
      <style:text-properties style:font-name="Arial2" fo:font-weight="bold" officeooo:rsid="0021ddd4" officeooo:paragraph-rsid="0021ddd4" style:font-weight-asian="bold" style:font-weight-complex="bold"/>
    </style:style>
    <style:style style:name="P36" style:family="paragraph" style:parent-style-name="Standard">
      <style:paragraph-properties fo:margin-left="0.2362in" fo:margin-right="0in" fo:text-indent="0in" style:auto-text-indent="false"/>
      <style:text-properties style:font-name="Arial2" fo:font-weight="bold" officeooo:rsid="0021ddd4" officeooo:paragraph-rsid="00228300" style:font-weight-asian="bold" style:font-weight-complex="bold"/>
    </style:style>
    <style:style style:name="P37" style:family="paragraph" style:parent-style-name="Table_20_Heading">
      <style:paragraph-properties fo:margin-top="0in" fo:margin-bottom="0.1965in" loext:contextual-spacing="false" fo:text-align="center" style:justify-single-word="false"/>
    </style:style>
    <style:style style:name="P38" style:family="paragraph" style:parent-style-name="Table_20_Heading">
      <style:paragraph-properties fo:margin-top="0in" fo:margin-bottom="0.1965in" loext:contextual-spacing="false" fo:text-align="center" style:justify-single-word="false">
        <style:tab-stops>
          <style:tab-stop style:position="3.002in"/>
        </style:tab-stops>
      </style:paragraph-properties>
    </style:style>
    <style:style style:name="P39" style:family="paragraph" style:parent-style-name="Table_20_Contents">
      <style:text-properties style:font-name="Arial2" fo:font-size="10pt" fo:background-color="transparent" style:font-size-asian="10pt" style:font-size-complex="10pt"/>
    </style:style>
    <style:style style:name="P40" style:family="paragraph" style:parent-style-name="Normal_20_bekezdes">
      <style:text-properties style:font-name="Arial2"/>
    </style:style>
    <style:style style:name="P41" style:family="paragraph" style:parent-style-name="Normal_20_bekezdes">
      <style:text-properties style:font-name="Arial2" officeooo:paragraph-rsid="008b91c9"/>
    </style:style>
    <style:style style:name="P42" style:family="paragraph" style:parent-style-name="Normal_20_bekezdes">
      <style:text-properties fo:background-color="transparent"/>
    </style:style>
    <style:style style:name="P43" style:family="paragraph" style:parent-style-name="Normal_20_bekezdes">
      <style:text-properties officeooo:paragraph-rsid="008f40c9"/>
    </style:style>
    <style:style style:name="P44" style:family="paragraph" style:parent-style-name="Normal_20_bekezdes">
      <style:text-properties officeooo:paragraph-rsid="008b91c9"/>
    </style:style>
    <style:style style:name="P45" style:family="paragraph" style:parent-style-name="Normal_20_bekezdes">
      <style:text-properties officeooo:rsid="008d63fe" officeooo:paragraph-rsid="008d63fe"/>
    </style:style>
    <style:style style:name="P46" style:family="paragraph" style:parent-style-name="Normal_20_bekezdes">
      <style:text-properties officeooo:rsid="008ea2ec" officeooo:paragraph-rsid="008ea2ec"/>
    </style:style>
    <style:style style:name="P47" style:family="paragraph" style:parent-style-name="Normal_20_bekezdes">
      <style:text-properties officeooo:paragraph-rsid="008ea2ec"/>
    </style:style>
    <style:style style:name="P48" style:family="paragraph" style:parent-style-name="Normal_20_bekezdes" style:master-page-name="">
      <style:paragraph-properties fo:margin-top="0in" fo:margin-bottom="0in" loext:contextual-spacing="false" style:page-number="auto"/>
    </style:style>
    <style:style style:name="P49" style:family="paragraph" style:parent-style-name="Normal_20_bekezdes">
      <style:paragraph-properties fo:margin-top="0in" fo:margin-bottom="0in" loext:contextual-spacing="false"/>
    </style:style>
    <style:style style:name="P50" style:family="paragraph" style:parent-style-name="Reszletezes-NormalBekezdes-Folytatas">
      <style:text-properties officeooo:paragraph-rsid="0091fb4b"/>
    </style:style>
    <style:style style:name="P51" style:family="paragraph" style:parent-style-name="MainTittle">
      <style:paragraph-properties fo:break-before="page"/>
      <style:text-properties style:font-name="Arial2"/>
    </style:style>
    <style:style style:name="P52" style:family="paragraph" style:parent-style-name="Reszletezes-NormalBekezdes">
      <style:text-properties officeooo:paragraph-rsid="0091fb4b"/>
    </style:style>
    <style:style style:name="P53" style:family="paragraph" style:parent-style-name="Reszletezes-NormalBekezdes">
      <style:text-properties style:font-name="Arial2" fo:font-size="11pt" style:font-size-asian="11pt" style:font-size-complex="11pt"/>
    </style:style>
    <style:style style:name="P54" style:family="paragraph" style:parent-style-name="Reszletezes-NormalBekezdes" style:master-page-name="">
      <loext:graphic-properties draw:fill="none" draw:fill-color="#99ccff"/>
      <style:paragraph-properties fo:margin-left="2.3118in" fo:margin-right="0in" fo:margin-top="0.0783in" fo:margin-bottom="0in" loext:contextual-spacing="false" fo:text-align="justify" style:justify-single-word="false" fo:text-indent="-1.8752in" style:auto-text-indent="false" style:page-number="auto" fo:background-color="transparent">
        <style:tab-stops/>
      </style:paragraph-properties>
    </style:style>
    <style:style style:name="P55" style:family="paragraph" style:parent-style-name="Reszletezes-NormalBekezdes">
      <loext:graphic-properties draw:fill="none" draw:fill-color="#99ccff"/>
      <style:paragraph-properties fo:margin-left="2.3118in" fo:margin-right="0in" fo:margin-top="0.0783in" fo:margin-bottom="0in" loext:contextual-spacing="false" fo:text-align="justify" style:justify-single-word="false" fo:text-indent="-1.8752in" style:auto-text-indent="false" fo:background-color="transparent">
        <style:tab-stops/>
      </style:paragraph-properties>
    </style:style>
    <style:style style:name="P56" style:family="paragraph" style:parent-style-name="Normal_20_bekezdes" style:list-style-name="L4">
      <style:text-properties officeooo:paragraph-rsid="0089325b"/>
    </style:style>
    <style:style style:name="P57" style:family="paragraph" style:parent-style-name="Normal_20_bekezdes" style:list-style-name="List_20_1"/>
    <style:style style:name="P58" style:family="paragraph" style:parent-style-name="Normal_20_bekezdes" style:list-style-name="L5"/>
    <style:style style:name="P59" style:family="paragraph" style:parent-style-name="Normal_20_bekezdes" style:list-style-name="L6">
      <style:text-properties officeooo:paragraph-rsid="008f40c9"/>
    </style:style>
    <style:style style:name="P60" style:family="paragraph" style:parent-style-name="Normal_20_bekezdes" style:list-style-name="L2" style:master-page-name="">
      <loext:graphic-properties draw:fill="none" draw:fill-color="#99ccff"/>
      <style:paragraph-properties fo:margin-left="0.6252in" fo:margin-right="0in" fo:margin-top="0.0783in" fo:margin-bottom="0in" loext:contextual-spacing="false" fo:text-align="justify" style:justify-single-word="false" fo:text-indent="-0.25in" style:auto-text-indent="false" style:page-number="auto" fo:background-color="transparent">
        <style:tab-stops/>
      </style:paragraph-properties>
      <style:text-properties officeooo:paragraph-rsid="00874c0d"/>
    </style:style>
    <style:style style:name="P61" style:family="paragraph" style:parent-style-name="Normal_20_bekezdes" style:list-style-name="L3" style:master-page-name="">
      <loext:graphic-properties draw:fill="none" draw:fill-color="#99ccff"/>
      <style:paragraph-properties fo:margin-left="0.6252in" fo:margin-right="0in" fo:margin-top="0.0783in" fo:margin-bottom="0in" loext:contextual-spacing="false" fo:text-align="justify" style:justify-single-word="false" fo:text-indent="-0.25in" style:auto-text-indent="false" style:page-number="auto" fo:background-color="transparent">
        <style:tab-stops/>
      </style:paragraph-properties>
    </style:style>
    <style:style style:name="P62" style:family="paragraph" style:parent-style-name="Normal_20_bekezdes" style:list-style-name="L2">
      <loext:graphic-properties draw:fill="none" draw:fill-color="#99ccff"/>
      <style:paragraph-properties fo:margin-left="0.6252in" fo:margin-right="0in" fo:margin-top="0.0783in" fo:margin-bottom="0in" loext:contextual-spacing="false" fo:text-align="justify" style:justify-single-word="false" fo:text-indent="-0.25in" style:auto-text-indent="false" fo:background-color="transparent">
        <style:tab-stops/>
      </style:paragraph-properties>
      <style:text-properties officeooo:paragraph-rsid="00874c0d"/>
    </style:style>
    <style:style style:name="P63" style:family="paragraph" style:parent-style-name="Normal_20_bekezdes" style:list-style-name="L3">
      <loext:graphic-properties draw:fill="none" draw:fill-color="#99ccff"/>
      <style:paragraph-properties fo:margin-left="0.6252in" fo:margin-right="0in" fo:margin-top="0.0783in" fo:margin-bottom="0in" loext:contextual-spacing="false" fo:text-align="justify" style:justify-single-word="false" fo:text-indent="-0.25in" style:auto-text-indent="false" fo:background-color="transparent">
        <style:tab-stops/>
      </style:paragraph-properties>
    </style:style>
    <style:style style:name="P64" style:family="paragraph" style:parent-style-name="NumberedTitle-1.">
      <style:text-properties style:font-name="Arial2"/>
    </style:style>
    <style:style style:name="P65" style:family="paragraph" style:parent-style-name="NumberedTitle-1.">
      <style:text-properties style:font-name="Arial2" officeooo:paragraph-rsid="0084b333"/>
    </style:style>
    <style:style style:name="P66" style:family="paragraph" style:parent-style-name="NumberedTitle-1.">
      <style:text-properties style:font-name="Arial2" officeooo:paragraph-rsid="008ea2ec"/>
    </style:style>
    <style:style style:name="P67" style:family="paragraph" style:parent-style-name="NumberedTitle-1.">
      <style:text-properties style:font-name="Arial2" officeooo:rsid="008b91c9" officeooo:paragraph-rsid="008b91c9"/>
    </style:style>
    <style:style style:name="P68" style:family="paragraph" style:parent-style-name="NumberedTitle-1.">
      <style:text-properties style:font-name="Arial2" officeooo:paragraph-rsid="008b91c9"/>
    </style:style>
    <style:style style:name="P69" style:family="paragraph" style:parent-style-name="NumberedTitle-1.">
      <style:text-properties style:font-name="Arial2" officeooo:paragraph-rsid="008f40c9"/>
    </style:style>
    <style:style style:name="P70" style:family="paragraph" style:parent-style-name="MainTittle">
      <style:text-properties style:font-name="Arial2" fo:font-size="44pt" officeooo:rsid="00982534" officeooo:paragraph-rsid="00982534" style:font-size-asian="44pt" style:font-size-complex="44pt"/>
    </style:style>
    <style:style style:name="P71" style:family="paragraph" style:parent-style-name="Reszletezes-NormalBekezdes" style:master-page-name="">
      <loext:graphic-properties draw:fill="none" draw:fill-color="#99ccff"/>
      <style:paragraph-properties fo:margin-left="2.1252in" fo:margin-right="0in" fo:margin-top="0.0783in" fo:margin-bottom="0in" loext:contextual-spacing="false" fo:text-align="justify" style:justify-single-word="false" fo:text-indent="-1.8752in" style:auto-text-indent="false" style:page-number="auto" fo:background-color="transparent">
        <style:tab-stops/>
      </style:paragraph-properties>
      <style:text-properties style:font-name="Arial2" officeooo:rsid="0018e086" officeooo:paragraph-rsid="00874c0d"/>
    </style:style>
    <style:style style:name="P72" style:family="paragraph" style:parent-style-name="Reszletezes-NormalBekezdes">
      <loext:graphic-properties draw:fill="none" draw:fill-color="#99ccff"/>
      <style:paragraph-properties fo:margin-left="2.1252in" fo:margin-right="0in" fo:margin-top="0.0783in" fo:margin-bottom="0in" loext:contextual-spacing="false" fo:text-align="justify" style:justify-single-word="false" fo:text-indent="-1.8752in" style:auto-text-indent="false" fo:background-color="transparent">
        <style:tab-stops/>
      </style:paragraph-properties>
      <style:text-properties style:font-name="Arial2" officeooo:rsid="0018e086" officeooo:paragraph-rsid="00874c0d"/>
    </style:style>
    <style:style style:name="P73" style:family="paragraph" style:parent-style-name="NumberedTitle-1.1_2c_">
      <style:text-properties style:font-name="Arial2"/>
    </style:style>
    <style:style style:name="P7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1pt" officeooo:rsid="002e87d5" officeooo:paragraph-rsid="00874c0d" style:font-size-asian="11pt" style:font-size-complex="11pt"/>
    </style:style>
    <style:style style:name="P75" style:family="paragraph" style:parent-style-name="Standard" style:list-style-name="L9">
      <style:text-properties style:font-name="Arial2" fo:font-size="11pt" officeooo:rsid="000b96a6" officeooo:paragraph-rsid="008f40c9" style:font-size-asian="11pt" style:font-size-complex="11pt"/>
    </style:style>
    <style:style style:name="P76" style:family="paragraph" style:parent-style-name="Standard" style:list-style-name="L7">
      <style:text-properties style:font-name="Arial2" fo:font-size="11pt" officeooo:rsid="001121f3" officeooo:paragraph-rsid="008f40c9" style:font-size-asian="11pt" style:font-size-complex="11pt"/>
    </style:style>
    <style:style style:name="P77" style:family="paragraph" style:parent-style-name="Standard" style:list-style-name="L8">
      <style:text-properties style:font-name="Arial2" fo:font-size="11pt" officeooo:rsid="000d46de" officeooo:paragraph-rsid="008f40c9" style:font-size-asian="11pt" style:font-size-complex="11pt"/>
    </style:style>
    <style:style style:name="P78" style:family="paragraph" style:parent-style-name="Standard" style:list-style-name="L9">
      <style:text-properties style:font-name="Arial2" fo:font-size="11pt" officeooo:rsid="000d46de" officeooo:paragraph-rsid="008f40c9" style:font-size-asian="11pt" style:font-size-complex="11pt"/>
    </style:style>
    <style:style style:name="P79" style:family="paragraph" style:parent-style-name="Standard" style:list-style-name="L8">
      <style:text-properties style:font-name="Arial2" fo:font-size="11pt" officeooo:rsid="000e1109" officeooo:paragraph-rsid="008f40c9" style:font-size-asian="11pt" style:font-size-complex="11pt"/>
    </style:style>
    <style:style style:name="P80" style:family="paragraph" style:parent-style-name="Standard" style:list-style-name="L10">
      <style:text-properties style:font-name="Arial2" fo:font-size="11pt" officeooo:rsid="000fee5a" officeooo:paragraph-rsid="008f40c9" style:font-size-asian="11pt" style:font-size-complex="11pt"/>
    </style:style>
    <style:style style:name="P81" style:family="paragraph" style:parent-style-name="Standard" style:list-style-name="L10">
      <style:text-properties style:font-name="Arial2" fo:font-size="11pt" officeooo:rsid="0010b69b" officeooo:paragraph-rsid="008f40c9" style:font-size-asian="11pt" style:font-size-complex="11pt"/>
    </style:style>
    <style:style style:name="P8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0.1228in"/>
        </style:tab-stops>
      </style:paragraph-properties>
      <style:text-properties style:font-name="Arial2" fo:font-size="11pt" officeooo:rsid="00336789" officeooo:paragraph-rsid="005202ef" style:font-size-asian="11pt" style:font-size-complex="11pt"/>
    </style:style>
    <style:style style:name="P8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0.1228in"/>
        </style:tab-stops>
      </style:paragraph-properties>
      <style:text-properties style:font-name="Arial2" fo:font-size="11pt" officeooo:rsid="00336789" officeooo:paragraph-rsid="008f40c9" style:font-size-asian="11pt" style:font-size-complex="11pt"/>
    </style:style>
    <style:style style:name="P84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2" fo:font-size="11pt" officeooo:rsid="00336789" officeooo:paragraph-rsid="005202ef" style:font-size-asian="11pt" style:font-size-complex="11pt"/>
    </style:style>
    <style:style style:name="P85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Arial2" fo:font-size="11pt" officeooo:rsid="0042b56d" officeooo:paragraph-rsid="0052f95e" style:font-size-asian="11pt" style:font-size-complex="11pt"/>
    </style:style>
    <style:style style:name="P86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Arial2" fo:font-size="11pt" officeooo:rsid="003badca" officeooo:paragraph-rsid="003badca" style:font-size-asian="11pt" style:font-size-complex="11pt"/>
    </style:style>
    <style:style style:name="P87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Arial2" fo:font-size="11pt" fo:font-weight="normal" officeooo:rsid="002c1353" officeooo:paragraph-rsid="0052f95e" style:font-size-asian="11pt" style:font-weight-asian="normal" style:font-size-complex="11pt" style:font-weight-complex="normal"/>
    </style:style>
    <style:style style:name="P88" style:family="paragraph" style:parent-style-name="Standard" style:list-style-name="List_20_1">
      <style:text-properties style:font-name="Arial2" officeooo:rsid="000b96a6" officeooo:paragraph-rsid="004166b0"/>
    </style:style>
    <style:style style:name="P89" style:family="paragraph" style:parent-style-name="Standard" style:list-style-name="L9" style:master-page-name="">
      <style:paragraph-properties style:page-number="auto"/>
      <style:text-properties style:font-name="Arial2" fo:font-size="11pt" officeooo:rsid="000b96a6" officeooo:paragraph-rsid="008f40c9" style:font-size-asian="11pt" style:font-size-complex="11pt"/>
    </style:style>
    <style:style style:name="P90" style:family="paragraph" style:parent-style-name="Standard" style:list-style-name="L7" style:master-page-name="">
      <style:paragraph-properties fo:text-align="justify" style:justify-single-word="false" style:page-number="auto"/>
      <style:text-properties style:font-name="Arial2" fo:font-size="11pt" officeooo:rsid="001121f3" officeooo:paragraph-rsid="008f40c9" style:font-size-asian="11pt" style:font-size-complex="11pt"/>
    </style:style>
    <style:style style:name="P91" style:family="paragraph" style:parent-style-name="Standard" style:list-style-name="L8" style:master-page-name="">
      <style:paragraph-properties style:page-number="auto"/>
      <style:text-properties style:font-name="Arial2" fo:font-size="11pt" officeooo:rsid="001121f3" officeooo:paragraph-rsid="008f40c9" style:font-size-asian="11pt" style:font-size-complex="11pt"/>
    </style:style>
    <style:style style:name="P92" style:family="paragraph" style:parent-style-name="Standard" style:list-style-name="L1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1228in"/>
        </style:tab-stops>
      </style:paragraph-properties>
      <style:text-properties style:font-name="Arial2" fo:font-size="11pt" officeooo:rsid="00336789" officeooo:paragraph-rsid="005202ef" style:font-size-asian="11pt" style:font-size-complex="11pt"/>
    </style:style>
    <style:style style:name="T1" style:family="text">
      <style:text-properties officeooo:rsid="0014a84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f41c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f41c"/>
    </style:style>
    <style:style style:name="T6" style:family="text">
      <style:text-properties officeooo:rsid="001ff438"/>
    </style:style>
    <style:style style:name="T7" style:family="text">
      <style:text-properties officeooo:rsid="0021a3d5"/>
    </style:style>
    <style:style style:name="T8" style:family="text">
      <style:text-properties officeooo:rsid="00228300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166b0" style:font-weight-asian="bold" style:font-weight-complex="bold"/>
    </style:style>
    <style:style style:name="T12" style:family="text">
      <style:text-properties fo:font-weight="bold" officeooo:rsid="002e87d5" style:font-weight-asian="bold" style:font-weight-complex="bold"/>
    </style:style>
    <style:style style:name="T13" style:family="text">
      <style:text-properties fo:font-weight="bold" officeooo:rsid="0084b333" style:font-weight-asian="bold" style:font-weight-complex="bold"/>
    </style:style>
    <style:style style:name="T14" style:family="text">
      <style:text-properties fo:font-weight="bold" officeooo:rsid="002e87d5" fo:background-color="transparent" loext:char-shading-value="0" style:font-weight-asian="bold" style:font-weight-complex="bold"/>
    </style:style>
    <style:style style:name="T15" style:family="text">
      <style:text-properties officeooo:rsid="00352636"/>
    </style:style>
    <style:style style:name="T16" style:family="text">
      <style:text-properties officeooo:rsid="003dea8a"/>
    </style:style>
    <style:style style:name="T17" style:family="text">
      <style:text-properties officeooo:rsid="004534cd"/>
    </style:style>
    <style:style style:name="T18" style:family="text">
      <style:text-properties officeooo:rsid="00478fe2"/>
    </style:style>
    <style:style style:name="T19" style:family="text">
      <style:text-properties officeooo:rsid="004166b0"/>
    </style:style>
    <style:style style:name="T20" style:family="text">
      <style:text-properties officeooo:rsid="005a5364"/>
    </style:style>
    <style:style style:name="T21" style:family="text">
      <style:text-properties officeooo:rsid="005b23fd"/>
    </style:style>
    <style:style style:name="T22" style:family="text">
      <style:text-properties officeooo:rsid="005bbccb"/>
    </style:style>
    <style:style style:name="T23" style:family="text">
      <style:text-properties officeooo:rsid="006c2e3d"/>
    </style:style>
    <style:style style:name="T24" style:family="text">
      <style:text-properties officeooo:rsid="007f571a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e87d5" fo:background-color="transparent" loext:char-shading-value="0"/>
    </style:style>
    <style:style style:name="T27" style:family="text">
      <style:text-properties officeooo:rsid="002e87d5"/>
    </style:style>
    <style:style style:name="T28" style:family="text">
      <style:text-properties style:font-name="Arial2"/>
    </style:style>
    <style:style style:name="T29" style:family="text">
      <style:text-properties style:font-name="Arial2" fo:font-weight="bold" style:font-weight-asian="bold" style:font-weight-complex="bold"/>
    </style:style>
    <style:style style:name="T30" style:family="text">
      <style:text-properties style:font-name="Arial2" fo:font-style="italic" style:font-style-asian="italic" style:font-style-complex="italic"/>
    </style:style>
    <style:style style:name="T31" style:family="text">
      <style:text-properties officeooo:rsid="0084b333"/>
    </style:style>
    <style:style style:name="T32" style:family="text">
      <style:text-properties officeooo:rsid="008d63fe"/>
    </style:style>
    <style:style style:name="T33" style:family="text">
      <style:text-properties officeooo:rsid="008ea2ec"/>
    </style:style>
    <style:style style:name="T34" style:family="text">
      <style:text-properties officeooo:rsid="0091fb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43in" fo:text-indent="-0.25in" fo:margin-left="0.8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43in" fo:text-indent="-0.25in" fo:margin-left="0.8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43in" fo:text-indent="-0.25in" fo:margin-left="0.8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453in" fo:text-indent="-0.25in" fo:margin-left="1.1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953in" fo:text-indent="-0.25in" fo:margin-left="1.3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53in" fo:text-indent="-0.25in" fo:margin-left="1.6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953in" fo:text-indent="-0.25in" fo:margin-left="1.8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453in" fo:text-indent="-0.25in" fo:margin-left="2.1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953in" fo:text-indent="-0.25in" fo:margin-left="2.3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453in" fo:text-indent="-0.25in" fo:margin-left="2.6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953in" fo:text-indent="-0.25in" fo:margin-left="2.8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453in" fo:text-indent="-0.25in" fo:margin-left="3.1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953in" fo:text-indent="-0.25in" fo:margin-left="3.395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70"/>
      <text:p text:style-name="P70"/>
      <text:p text:style-name="P70"/>
      <text:p text:style-name="P70"/>
      <text:p text:style-name="P70"/>
      <text:p text:style-name="P70">Interview Ques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ITDocStyle" style:family="paragraph"/>
    <style:style style:name="Normal_20_bekezdes" style:display-name="Normal bekezdes" style:family="paragraph" style:parent-style-name="MyITDocStyle">
      <loext:graphic-properties draw:fill="none" draw:fill-color="#99ccff"/>
      <style:paragraph-properties fo:margin-left="0.25in" fo:margin-right="0in" fo:margin-top="0.0783in" fo:margin-bottom="0in" loext:contextual-spacing="false" fo:text-align="justify" style:justify-single-word="false" fo:text-indent="0.1252in" style:auto-text-indent="false" fo:background-color="transparent">
        <style:tab-stops/>
      </style:paragraph-properties>
      <style:text-properties style:font-name="Arial" fo:font-family="Arial" style:font-style-name="Regular" style:font-family-generic="swiss" style:font-pitch="variable" fo:font-size="11pt" style:text-underline-style="none" fo:font-weight="normal" officeooo:rsid="00391074" style:font-size-asian="11pt" style:font-weight-asian="normal" style:font-size-complex="11pt" style:font-weight-complex="normal"/>
    </style:style>
    <style:style style:name="MainTittle" style:family="paragraph" style:parent-style-name="MyITDocStyle">
      <style:paragraph-properties fo:margin-top="0in" fo:margin-bottom="0.1201in" loext:contextual-spacing="false" fo:text-align="center" style:justify-single-word="false"/>
      <style:text-properties style:font-name="Arial1" fo:font-family="Arial" style:font-style-name="Bold" style:font-family-generic="swiss" style:font-pitch="variable" fo:font-size="22pt" fo:font-weight="bold" style:font-size-asian="22pt" style:font-size-complex="22pt"/>
    </style:style>
    <style:style style:name="NumberedTitle-1." style:family="paragraph" style:parent-style-name="MyITDocStyle" style:list-style-name="MyNumbering" style:master-page-name="">
      <style:paragraph-properties fo:margin-top="0.0783in" fo:margin-bottom="0in" loext:contextual-spacing="false" fo:text-align="justify" style:justify-single-word="false" style:page-number="auto" fo:keep-with-next="always">
        <style:tab-stops/>
      </style:paragraph-properties>
      <style:text-properties style:font-name="Arial1" fo:font-family="Arial" style:font-style-name="Bold" style:font-family-generic="swiss" style:font-pitch="variable" fo:font-weight="bold" fo:background-color="transparent" style:font-size-asian="10.5pt"/>
    </style:style>
    <style:style style:name="NumberedTitle-1.1_2c_" style:display-name="NumberedTitle-1.1," style:family="paragraph" style:parent-style-name="MyITDocStyle" style:default-outline-level="2" style:list-style-name="MyNumbering" style:master-page-name="">
      <style:paragraph-properties fo:margin-top="0.1in" fo:margin-bottom="0in" loext:contextual-spacing="false" fo:text-align="justify" style:justify-single-word="false" style:page-number="auto"/>
      <style:text-properties style:font-name="Arial" fo:font-family="Arial" style:font-style-name="Regular" style:font-family-generic="swiss" style:font-pitch="variable" fo:font-weight="normal" style:font-size-asian="10.5pt"/>
    </style:style>
    <style:style style:name="Console-Normal" style:family="paragraph" style:parent-style-name="MyITDocStyle">
      <loext:graphic-properties draw:fill="solid" draw:fill-color="#e6e6e6"/>
      <style:paragraph-properties fo:margin-left="0.6866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30cf8d" style:font-size-asian="11pt" style:font-weight-asian="normal" style:font-size-complex="11pt" style:font-weight-complex="normal"/>
    </style:style>
    <style:style style:name="Reszletezes-NormalBekezdes" style:family="paragraph" style:parent-style-name="MyITDocStyle">
      <loext:graphic-properties draw:fill="none" draw:fill-color="#99ccff"/>
      <style:paragraph-properties fo:margin-left="1.4598in" fo:margin-right="0in" fo:margin-top="0.0783in" fo:margin-bottom="0in" loext:contextual-spacing="false" fo:text-align="justify" style:justify-single-word="false" fo:text-indent="-1in" style:auto-text-indent="false" fo:background-color="transparent">
        <style:tab-stops/>
      </style:paragraph-properties>
      <style:text-properties style:font-name="Arial" fo:font-family="Arial" style:font-style-name="Regular" style:font-family-generic="swiss" style:font-pitch="variable" fo:font-size="11pt" style:text-underline-style="none" fo:font-weight="normal" officeooo:rsid="0320f1c4" style:font-size-asian="10pt" style:font-weight-asian="normal" style:font-size-complex="10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eszletezes-NormalBekezdes-Folytatas" style:family="paragraph" style:parent-style-name="MyITDocStyle">
      <loext:graphic-properties draw:fill="none" draw:fill-color="#729fcf"/>
      <style:paragraph-properties fo:margin-left="1.4598in" fo:margin-right="0in" fo:text-align="justify" style:justify-single-word="false" fo:text-indent="0in" style:auto-text-indent="false" fo:background-color="transparent"/>
      <style:text-properties style:font-name="Arial2" fo:font-family="Arial" style:font-family-generic="swiss" style:font-pitch="variable" fo:font-size="11pt" style:font-size-asian="11pt" style:font-size-complex="11pt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319in" fo:text-indent="-0.2319in" fo:margin-left="0.2319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3154in" fo:margin-left="0.3154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3154in" fo:margin-left="0.3154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</text:list-style>
    <text:list-style style:name="MyNumberi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00:38.259441092</meta:creation-date>
    <dc:date>2017-08-08T19:54:43.386275971</dc:date>
    <meta:editing-duration>P7DT4H31M41S</meta:editing-duration>
    <meta:editing-cycles>118</meta:editing-cycles>
    <meta:generator>LibreOffice/5.1.6.2$Linux_x86 LibreOffice_project/10m0$Build-2</meta:generator>
    <meta:document-statistic meta:table-count="0" meta:image-count="0" meta:object-count="0" meta:page-count="1" meta:paragraph-count="1" meta:word-count="2" meta:character-count="19" meta:non-whitespace-character-count="18"/>
  </office:meta>
</office:document-meta>
</file>